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aredConfiguration.takeValues( PreparedConfiguration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IncludeCopletAspect.toSAX( RendererAspectContext context , Layout layout , PortalService service , Content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IncludeCopletAspect.prepareConfiguration( Parameters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